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5cm" fo:min-width="6.5cm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1.692cm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1.976cm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2.33cm"/>
    </style:style>
    <style:style style:name="gr9" style:family="graphic" style:parent-style-name="standard">
      <style:graphic-properties draw:stroke="none" svg:stroke-color="#000000" draw:fill="none" draw:fill-color="#ffffff" fo:min-height="0.95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35cm" fo:min-width="8.6cm"/>
    </style:style>
    <style:style style:name="gr11" style:family="graphic" style:parent-style-name="standard">
      <style:graphic-properties draw:marker-start="Circle" draw:marker-start-width="0.3cm" draw:marker-end="Arrow" draw:marker-end-width="0.3cm" draw:fill-color="#660066" draw:textarea-vertical-align="middle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3" style:family="graphic" style:parent-style-name="standard">
      <style:graphic-properties draw:stroke="none" svg:stroke-color="#000000" draw:fill="none" draw:fill-color="#ffffff" fo:min-height="1.3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35cm" fo:min-width="8.327cm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1.834cm"/>
    </style:style>
    <style:style style:name="gr16" style:family="graphic" style:parent-style-name="standard">
      <style:graphic-properties draw:stroke="none" svg:stroke-color="#000000" draw:fill="none" draw:fill-color="#ffffff" fo:min-height="1.05cm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1.99cm" fo:min-width="10.4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5cm" fo:min-width="10.5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1.15cm" fo:min-width="9cm"/>
    </style:style>
    <style:style style:name="gr20" style:family="graphic" style:parent-style-name="standard">
      <style:graphic-properties draw:stroke="none" svg:stroke-color="#000000" draw:fill="none" draw:fill-color="#ffffff" fo:min-height="0.479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660066"/>
      <style:paragraph-properties fo:text-align="center"/>
      <style:text-properties fo:font-size="12pt"/>
    </style:style>
    <style:style style:name="P10" style:family="paragraph">
      <loext:graphic-properties draw:fill-color="#729fcf"/>
      <style:paragraph-properties fo:text-align="center"/>
      <style:text-properties fo:font-size="12pt" fo:font-style="normal" style:font-size-asian="18pt" style:font-size-complex="18pt"/>
    </style:style>
    <style:style style:name="P11" style:family="paragraph">
      <loext:graphic-properties draw:fill="none" draw:fill-color="#ffffff"/>
      <style:text-properties fo:font-size="12pt" style:text-underline-style="none" fo:font-weight="normal" style:font-size-asian="18pt" style:font-size-complex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2pt" fo:font-style="normal" style:font-size-asian="18pt" style:font-size-complex="18pt"/>
    </style:style>
    <style:style style:name="T6" style:family="text">
      <style:text-properties fo:font-size="12pt" style:text-underline-style="none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1.2cm" svg:x="5.2cm" svg:y="1cm">
          <draw:text-box>
            <text:p><text:span text:style-name="T1"><text:tab/></text:span><text:span text:style-name="T1">Pipeline Analyse de Variants V.1.2</text:span></text:p>
          </draw:text-box>
        </draw:frame>
        <draw:line draw:style-name="gr2" draw:text-style-name="P2" draw:layer="layout" svg:x1="1cm" svg:y1="1.8cm" svg:x2="20cm" svg:y2="1.8cm">
          <text:p/>
        </draw:line>
        <draw:frame draw:style-name="gr3" draw:text-style-name="P4" draw:layer="layout" svg:width="19cm" svg:height="1.7cm" svg:x="0.968cm" svg:y="1.9cm">
          <draw:text-box>
            <text:p text:style-name="P3"><text:span text:style-name="T2"><text:tab/></text:span><text:span text:style-name="T2"><text:tab/></text:span><text:span text:style-name="T2"><text:tab/></text:span><text:span text:style-name="T2">Run PGM avec plugins : SampleID + Variant Caller + Coverage Analysis</text:span></text:p>
          </draw:text-box>
        </draw:frame>
        <draw:line draw:style-name="gr4" draw:text-style-name="P2" draw:layer="layout" svg:x1="10.2cm" svg:y1="3.2cm" svg:x2="10.2cm" svg:y2="4.6cm">
          <text:p/>
        </draw:line>
        <draw:custom-shape draw:style-name="gr5" draw:text-style-name="P6" draw:layer="layout" svg:width="7cm" svg:height="1.9cm" svg:x="6.7cm" svg:y="4.8cm">
          <text:p text:style-name="P5"><text:span text:style-name="T2">Fichier résumé qualité</text:span></text:p>
          <text:p text:style-name="P5"><text:span text:style-name="T2">(couverture, ID, chip, date,…)</text:span></text:p>
          <text:p text:style-name="P5"><text:span text:style-name="T3">summary.py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cm" svg:height="0.8cm" svg:x="1.5cm" svg:y="4.1cm">
          <text:p text:style-name="P5"><text:span text:style-name="T4">SampleID_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5cm" svg:height="1cm" svg:x="1.3cm" svg:y="5.5cm">
          <text:p text:style-name="P5"><text:span text:style-name="T4">explog_final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cm" svg:height="1.5cm" svg:x="1.1cm" svg:y="6.8cm">
          <text:p text:style-name="P5"><text:span text:style-name="T4">coverageAnalysis : </text:span></text:p>
          <text:p text:style-name="P5"><text:span text:style-name="T4">stats.cov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5.6cm" svg:height="1.207cm" svg:x="15.4cm" svg:y="5.093cm">
          <draw:text-box>
            <text:p><text:span text:style-name="T4">Output file :</text:span></text:p>
            <text:p><text:span text:style-name="T4">run_name.summary.txt</text:span></text:p>
          </draw:text-box>
        </draw:frame>
        <draw:line draw:style-name="gr4" draw:text-style-name="P2" draw:layer="layout" svg:x1="10.2cm" svg:y1="6.8cm" svg:x2="10.2cm" svg:y2="8.2cm">
          <text:p/>
        </draw:line>
        <draw:custom-shape draw:style-name="gr10" draw:text-style-name="P6" draw:layer="layout" svg:width="9.1cm" svg:height="2.6cm" svg:x="5.632cm" svg:y="8.2cm">
          <text:list text:style-name="L1">
            <text:list-header>
              <text:p text:style-name="P5"><text:span text:style-name="T2">Pré-traitement fichier .vcf du VariantCaller :</text:span></text:p>
            </text:list-header>
          </text:list>
          <text:p text:style-name="P5"><text:span text:style-name="T2">Séparation des lignes contenant </text:span></text:p>
          <text:p text:style-name="P5"><text:span text:style-name="T2">plusieurs variants par FAO</text:span></text:p>
          <text:p text:style-name="P5"><text:span text:style-name="T2"><text:s/></text:span><text:span text:style-name="T2">Récupération des hotspots non mutés</text:span></text:p>
          <text:p text:style-name="P5"><text:span text:style-name="T3">Separation_variants.py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4.6cm" svg:y1="4.5cm" svg:x2="6.7cm" svg:y2="5.3cm">
          <text:p/>
        </draw:line>
        <draw:line draw:style-name="gr11" draw:text-style-name="P9" draw:layer="layout" svg:x1="4.7cm" svg:y1="5.9cm" svg:x2="6.7cm" svg:y2="5.8cm">
          <text:p/>
        </draw:line>
        <draw:line draw:style-name="gr11" draw:text-style-name="P9" draw:layer="layout" svg:x1="5.1cm" svg:y1="7.5cm" svg:x2="6.7cm" svg:y2="6.2cm">
          <text:p/>
        </draw:line>
        <draw:custom-shape draw:style-name="gr12" draw:text-style-name="P7" draw:layer="layout" svg:width="1.8cm" svg:height="1cm" svg:x="2.2cm" svg:y="8.7cm">
          <text:p text:style-name="P5"><text:span text:style-name="T4">*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3.9cm" svg:y1="9.3cm" svg:x2="5.6cm" svg:y2="9.3cm">
          <text:p/>
        </draw:line>
        <draw:line draw:style-name="gr11" draw:text-style-name="P9" draw:layer="layout" svg:x1="13.7cm" svg:y1="5.8cm" svg:x2="15.5cm" svg:y2="5.8cm">
          <text:p/>
        </draw:line>
        <draw:line draw:style-name="gr11" draw:text-style-name="P9" draw:layer="layout" svg:x1="14.755cm" svg:y1="9.396cm" svg:x2="16.3cm" svg:y2="9.4cm">
          <text:p/>
        </draw:line>
        <draw:frame draw:style-name="gr13" draw:text-style-name="P8" draw:layer="layout" svg:width="4.8cm" svg:height="1.6cm" svg:x="16.12cm" svg:y="8.6cm">
          <draw:text-box>
            <text:p><text:span text:style-name="T4">Output file :</text:span></text:p>
            <text:p><text:span text:style-name="T4">variants-mutés.vcf</text:span></text:p>
          </draw:text-box>
        </draw:frame>
        <draw:custom-shape draw:style-name="gr14" draw:text-style-name="P10" draw:layer="layout" svg:width="8.827cm" svg:height="2.6cm" svg:x="5.873cm" svg:y="11.9cm">
          <text:p text:style-name="P5"><text:span text:style-name="T5">Annotation par Variant Effect Predictor (VEP)</text:span></text:p>
          <text:p text:style-name="P5"><text:span text:style-name="T5">Version standalone (locale)</text:span></text:p>
          <text:p text:style-name="P5"><text:span text:style-name="T5">1-Vérification si MAJ data (rsync sur ensembl)</text:span></text:p>
          <text:p text:style-name="P5"><text:span text:style-name="T5">2-Analyse par VEP des fichiers .VCF</text:span></text:p>
          <text:p text:style-name="P5"><text:span text:style-name="T3">main.p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4.6cm" svg:x2="10.3cm" svg:y2="16.4cm">
          <text:p/>
        </draw:line>
        <draw:custom-shape draw:style-name="gr15" draw:text-style-name="P7" draw:layer="layout" svg:width="3.3cm" svg:height="1.5cm" svg:x="1.1cm" svg:y="12.1cm">
          <text:p><text:span text:style-name="T4">variants-mutés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4.4cm" svg:y1="12.9cm" svg:x2="5.9cm" svg:y2="12.9cm">
          <text:p/>
        </draw:line>
        <draw:line draw:style-name="gr11" draw:text-style-name="P9" draw:layer="layout" svg:x1="14.7cm" svg:y1="13cm" svg:x2="16.5cm" svg:y2="13cm">
          <text:p/>
        </draw:line>
        <draw:frame draw:style-name="gr16" draw:text-style-name="P8" draw:layer="layout" svg:width="3.7cm" svg:height="1.3cm" svg:x="16.3cm" svg:y="12.4cm">
          <draw:text-box>
            <text:p><text:span text:style-name="T4">Output file :</text:span></text:p>
            <text:p><text:span text:style-name="T4">resultat_VEP.vcf</text:span></text:p>
          </draw:text-box>
        </draw:frame>
        <draw:custom-shape draw:style-name="gr17" draw:text-style-name="P10" draw:layer="layout" svg:width="10.9cm" svg:height="2.24cm" svg:x="4.839cm" svg:y="16.36cm">
          <text:p text:style-name="P5"><text:span text:style-name="T5">Intersection resultat_VEP.vcf VS fichier Hotspots </text:span></text:p>
          <text:p text:style-name="P5"><text:span text:style-name="T5">de référence (Thibault) :</text:span></text:p>
          <text:p text:style-name="P5"><text:span text:style-name="T5">Filtrage des transcrits</text:span></text:p>
          <text:p text:style-name="P5"><text:span text:style-name="T5">(Hotspots mutés, Polymorphismes, Mutations douteuses)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1cm" svg:height="1.4cm" svg:x="4.8cm" svg:y="20.1cm">
          <text:p text:style-name="P5"><text:span text:style-name="T5">Recherche informations complémentaires dans databases </text:span></text:p>
          <text:p text:style-name="P5"><text:span text:style-name="T5">(COSMIC, polyphen, pubmed) pour les transcrits mutés. 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8.5cm" svg:x2="10.3cm" svg:y2="20.1cm">
          <text:p/>
        </draw:line>
        <draw:custom-shape draw:style-name="gr19" draw:text-style-name="P10" draw:layer="layout" svg:width="9.5cm" svg:height="1.4cm" svg:x="5.6cm" svg:y="23cm">
          <text:p text:style-name="P5"><text:span text:style-name="T5">Création rapport fina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21.5cm" svg:x2="10.3cm" svg:y2="23cm">
          <text:p/>
        </draw:line>
        <draw:line draw:style-name="gr4" draw:text-style-name="P2" draw:layer="layout" svg:x1="9.9cm" svg:y1="24.4cm" svg:x2="9.9cm" svg:y2="25.9cm">
          <text:p/>
        </draw:line>
        <draw:line draw:style-name="gr4" draw:text-style-name="P2" draw:layer="layout" svg:x1="10.7cm" svg:y1="24.4cm" svg:x2="10.7cm" svg:y2="25.9cm">
          <text:p/>
        </draw:line>
        <draw:frame draw:style-name="gr1" draw:text-style-name="P8" draw:layer="layout" svg:width="13cm" svg:height="1.2cm" svg:x="3.9cm" svg:y="26cm">
          <draw:text-box>
            <text:p><text:span text:style-name="T4">Ajout plugin sur Torrent Browser pour automatisation du pipeline</text:span></text:p>
          </draw:text-box>
        </draw:frame>
        <draw:frame draw:style-name="gr20" draw:text-style-name="P8" draw:layer="layout" svg:width="3.7cm" svg:height="0.729cm" svg:x="1cm" svg:y="3.3cm">
          <draw:text-box>
            <text:p><text:span text:style-name="T4">Input file :</text:span></text:p>
          </draw:text-box>
        </draw:frame>
        <draw:line draw:style-name="gr2" draw:text-style-name="P2" draw:layer="layout" svg:x1="0.9cm" svg:y1="27.9cm" svg:x2="19.9cm" svg:y2="27.9cm">
          <text:p/>
        </draw:line>
        <draw:frame draw:style-name="gr21" draw:text-style-name="P11" draw:layer="layout" svg:width="4.4cm" svg:height="1.1cm" svg:x="16.7cm" svg:y="28cm">
          <draw:text-box>
            <text:p><text:span text:style-name="T6">Date : 14/04/16</text:span></text:p>
          </draw:text-box>
        </draw:frame>
        <draw:frame draw:style-name="gr22" draw:text-style-name="P11" draw:layer="layout" svg:width="6cm" svg:height="1.361cm" svg:x="0.8cm" svg:y="28cm">
          <draw:text-box>
            <text:p><text:span text:style-name="T6">Ludovic KOSTHOWA</text:span></text:p>
          </draw:text-box>
        </draw:frame>
        <draw:line draw:style-name="gr4" draw:text-style-name="P2" draw:layer="layout" svg:x1="10.2cm" svg:y1="10.8cm" svg:x2="10.2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2b2b2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dd4814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0:30:02.169961173</meta:creation-date>
    <dc:date>2016-04-14T14:21:41.478923387</dc:date>
    <meta:editing-duration>PT35M29S</meta:editing-duration>
    <meta:editing-cycles>11</meta:editing-cycles>
    <meta:generator>LibreOffice/5.0.5.2$Linux_X86_64 LibreOffice_project/55b006a02d247b5f7215fc6ea0fde844b30035b3</meta:generator>
    <meta:document-statistic meta:object-count="38"/>
  </office:meta>
</office:document-meta>
</file>